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8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6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2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7:44:19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10-11T18:44:49.788000000</dc:date>
    <meta:editing-duration>P25DT20H55M47S</meta:editing-duration>
    <meta:editing-cycles>2497</meta:editing-cycles>
    <meta:generator>LibreOffice/5.2.7.2$Windows_x86 LibreOffice_project/2b7f1e640c46ceb28adf43ee075a6e8b8439ed10</meta:generator>
    <meta:document-statistic meta:table-count="1" meta:cell-count="1478" meta:object-count="0"/>
  </office:meta>
</office:document-meta>
</file>